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7030A0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ce8"/>
        <table:table-column table:style-name="co3" table:number-columns-repeated="93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6">
            <text:p>Mt. Nyakabanda (Sulfura)</text:p>
          </table:table-cell>
          <table:table-cell office:value-type="string" table:style-name="ce2">
            <text:p>Ischwa Island (Artikodin)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1">
            <text:p>T</text:p>
          </table:table-cell>
          <table:table-cell office:value-type="string" table:style-name="ce13">
            <text:p>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X, 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4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1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4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60 Ptitard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6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72 Tentacoo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5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4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4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6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90 Kokiyas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6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4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6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6 Hypotrempe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8 Poissirèn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5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0 Stary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5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6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38 Amonita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8"/>
          <table:table-cell office:value-type="string" table:style-name="ce18">
            <text:p>X ,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40 Kabut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2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Dekum</meta:initial-creator>
    <dc:creator>Dekum</dc:creator>
    <meta:creation-date>2022-06-25T07:22:25Z</meta:creation-date>
    <dc:date>2023-04-15T19:47:17Z</dc:date>
    <meta:editing-duration>PT0S</meta:editing-duration>
  </office:meta>
</office:document-meta>
</file>